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ff9d6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101ebd1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5d179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677ba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782f3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9323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a12ad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bd6e5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d076c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fe0d42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056d2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48217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0d993f" officeooo:paragraph-rsid="0083f856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83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84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e04aa" style:font-size-asian="12pt" style:font-style-asian="normal" style:font-size-complex="12pt" style:font-style-complex="normal"/>
    </style:style>
    <style:style style:name="P89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9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9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97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98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99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P100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style="normal" officeooo:rsid="006329b4" officeooo:paragraph-rsid="01088bf7" style:font-size-asian="12pt" style:font-style-asian="normal" style:font-size-complex="12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f0325e" style:font-weight-asian="bold" style:font-weight-complex="bold"/>
    </style:style>
    <style:style style:name="T15" style:family="text">
      <style:text-properties fo:language="en" fo:country="US" fo:font-weight="bold" officeooo:rsid="00f0f09f" style:font-weight-asian="bold" style:font-weight-complex="bold"/>
    </style:style>
    <style:style style:name="T16" style:family="text">
      <style:text-properties fo:language="en" fo:country="US" officeooo:rsid="00de83c3"/>
    </style:style>
    <style:style style:name="T17" style:family="text">
      <style:text-properties fo:language="en" fo:country="US" officeooo:rsid="00eac16c"/>
    </style:style>
    <style:style style:name="T18" style:family="text">
      <style:text-properties fo:language="en" fo:country="US" officeooo:rsid="00f0325e"/>
    </style:style>
    <style:style style:name="T19" style:family="text">
      <style:text-properties fo:language="en" fo:country="US" officeooo:rsid="017e8f62"/>
    </style:style>
    <style:style style:name="T20" style:family="text">
      <style:text-properties fo:language="en" fo:country="US" officeooo:rsid="01088bf7"/>
    </style:style>
    <style:style style:name="T21" style:family="text">
      <style:text-properties fo:language="en" fo:country="US" officeooo:rsid="010b1b81"/>
    </style:style>
    <style:style style:name="T22" style:family="text">
      <style:text-properties fo:language="en" fo:country="US" officeooo:rsid="010cc9b2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f3f0f7" style:font-size-asian="12pt" style:font-size-complex="12pt"/>
    </style:style>
    <style:style style:name="T25" style:family="text">
      <style:text-properties fo:font-size="12pt" fo:language="en" fo:country="US" officeooo:rsid="014c4d9b" style:font-size-asian="12pt" style:font-size-complex="12pt"/>
    </style:style>
    <style:style style:name="T2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7" style:family="text">
      <style:text-properties fo:color="#00cc00" fo:font-size="12pt" officeooo:rsid="003d3901" style:font-size-asian="12pt" style:font-size-complex="12pt"/>
    </style:style>
    <style:style style:name="T28" style:family="text">
      <style:text-properties officeooo:rsid="00e89e27"/>
    </style:style>
    <style:style style:name="T29" style:family="text">
      <style:text-properties officeooo:rsid="00b2cfc8"/>
    </style:style>
    <style:style style:name="T30" style:family="text">
      <style:text-properties officeooo:rsid="00702626"/>
    </style:style>
    <style:style style:name="T31" style:family="text">
      <style:text-properties style:use-window-font-color="true"/>
    </style:style>
    <style:style style:name="T32" style:family="text">
      <style:text-properties officeooo:rsid="007d4ecf"/>
    </style:style>
    <style:style style:name="T33" style:family="text">
      <style:text-properties officeooo:rsid="008c0d99"/>
    </style:style>
    <style:style style:name="T34" style:family="text">
      <style:text-properties officeooo:rsid="008d75e2"/>
    </style:style>
    <style:style style:name="T35" style:family="text">
      <style:text-properties officeooo:rsid="008e73d3"/>
    </style:style>
    <style:style style:name="T36" style:family="text">
      <style:text-properties officeooo:rsid="008edfca"/>
    </style:style>
    <style:style style:name="T37" style:family="text">
      <style:text-properties officeooo:rsid="0061f44e"/>
    </style:style>
    <style:style style:name="T38" style:family="text">
      <style:text-properties officeooo:rsid="0098219f"/>
    </style:style>
    <style:style style:name="T39" style:family="text">
      <style:text-properties officeooo:rsid="009bebea"/>
    </style:style>
    <style:style style:name="T40" style:family="text">
      <style:text-properties officeooo:rsid="009cf005"/>
    </style:style>
    <style:style style:name="T41" style:family="text">
      <style:text-properties officeooo:rsid="00a031b0"/>
    </style:style>
    <style:style style:name="T42" style:family="text">
      <style:text-properties officeooo:rsid="00a2e8f4"/>
    </style:style>
    <style:style style:name="T43" style:family="text">
      <style:text-properties officeooo:rsid="00a6a4cd"/>
    </style:style>
    <style:style style:name="T44" style:family="text">
      <style:text-properties officeooo:rsid="00a88459"/>
    </style:style>
    <style:style style:name="T45" style:family="text">
      <style:text-properties fo:color="#000000"/>
    </style:style>
    <style:style style:name="T46" style:family="text">
      <style:text-properties fo:color="#000000" officeooo:rsid="00b4cd38"/>
    </style:style>
    <style:style style:name="T47" style:family="text">
      <style:text-properties fo:color="#000000" officeooo:rsid="00aba222"/>
    </style:style>
    <style:style style:name="T48" style:family="text">
      <style:text-properties fo:color="#000000" officeooo:rsid="00acf3bb"/>
    </style:style>
    <style:style style:name="T49" style:family="text">
      <style:text-properties fo:color="#000000" officeooo:rsid="00adb50d"/>
    </style:style>
    <style:style style:name="T50" style:family="text">
      <style:text-properties fo:color="#000000" officeooo:rsid="00b2a004"/>
    </style:style>
    <style:style style:name="T51" style:family="text">
      <style:text-properties fo:color="#000000" officeooo:rsid="00ba3477"/>
    </style:style>
    <style:style style:name="T52" style:family="text">
      <style:text-properties fo:color="#000000" officeooo:rsid="00b991e9"/>
    </style:style>
    <style:style style:name="T53" style:family="text">
      <style:text-properties fo:color="#000000" officeooo:rsid="00c0e1c4"/>
    </style:style>
    <style:style style:name="T54" style:family="text">
      <style:text-properties fo:color="#000000" officeooo:rsid="00c0f0d7"/>
    </style:style>
    <style:style style:name="T55" style:family="text">
      <style:text-properties fo:color="#000000" officeooo:rsid="00c37e45"/>
    </style:style>
    <style:style style:name="T56" style:family="text">
      <style:text-properties fo:color="#000000" officeooo:rsid="00c53399"/>
    </style:style>
    <style:style style:name="T57" style:family="text">
      <style:text-properties fo:color="#000000" officeooo:rsid="00c57045"/>
    </style:style>
    <style:style style:name="T58" style:family="text">
      <style:text-properties fo:color="#000000" officeooo:rsid="00c7f917"/>
    </style:style>
    <style:style style:name="T59" style:family="text">
      <style:text-properties fo:color="#000000" officeooo:rsid="00c981f6"/>
    </style:style>
    <style:style style:name="T60" style:family="text">
      <style:text-properties fo:color="#000000" officeooo:rsid="00cc9926"/>
    </style:style>
    <style:style style:name="T61" style:family="text">
      <style:text-properties fo:color="#000000" fo:font-weight="bold" style:font-weight-asian="bold" style:font-weight-complex="bold"/>
    </style:style>
    <style:style style:name="T62" style:family="text">
      <style:text-properties fo:color="#000000" fo:font-weight="bold" officeooo:rsid="00b3548c" style:font-weight-asian="bold" style:font-weight-complex="bold"/>
    </style:style>
    <style:style style:name="T63" style:family="text">
      <style:text-properties fo:color="#000000" fo:font-weight="bold" officeooo:rsid="00ba3477" style:font-weight-asian="bold" style:font-weight-complex="bold"/>
    </style:style>
    <style:style style:name="T64" style:family="text">
      <style:text-properties fo:color="#000000" fo:font-weight="bold" officeooo:rsid="00c53399" style:font-weight-asian="bold" style:font-weight-complex="bold"/>
    </style:style>
    <style:style style:name="T65" style:family="text">
      <style:text-properties fo:color="#000000" fo:font-weight="bold" officeooo:rsid="00cc9926" style:font-weight-asian="bold" style:font-weight-complex="bold"/>
    </style:style>
    <style:style style:name="T66" style:family="text">
      <style:text-properties fo:color="#000000" fo:language="en" fo:country="US" officeooo:rsid="00e702e7"/>
    </style:style>
    <style:style style:name="T67" style:family="text">
      <style:text-properties fo:color="#000000" fo:language="en" fo:country="US" officeooo:rsid="01cad210" fo:background-color="#99ffcc" loext:char-shading-value="0"/>
    </style:style>
    <style:style style:name="T68" style:family="text">
      <style:text-properties fo:color="#000000" fo:language="en" fo:country="US" officeooo:rsid="01cefe25" fo:background-color="#99ffcc" loext:char-shading-value="0"/>
    </style:style>
    <style:style style:name="T69" style:family="text">
      <style:text-properties fo:color="#000000" fo:language="en" fo:country="US" officeooo:rsid="00f5d179" fo:background-color="#99ffcc" loext:char-shading-value="0"/>
    </style:style>
    <style:style style:name="T70" style:family="text">
      <style:text-properties fo:color="#000000" fo:language="en" fo:country="US" officeooo:rsid="0102cc89" fo:background-color="#99ffcc" loext:char-shading-value="0"/>
    </style:style>
    <style:style style:name="T71" style:family="text">
      <style:text-properties fo:color="#000000" fo:language="en" fo:country="US" officeooo:rsid="01048217" fo:background-color="#99ffcc" loext:char-shading-value="0"/>
    </style:style>
    <style:style style:name="T72" style:family="text">
      <style:text-properties fo:color="#000000" officeooo:rsid="00e702e7"/>
    </style:style>
    <style:style style:name="T73" style:family="text">
      <style:text-properties fo:color="#000000" officeooo:rsid="00e74391"/>
    </style:style>
    <style:style style:name="T74" style:family="text">
      <style:text-properties fo:color="#000000" officeooo:rsid="00f677ba"/>
    </style:style>
    <style:style style:name="T75" style:family="text">
      <style:text-properties fo:color="#000000" officeooo:rsid="00f782f3"/>
    </style:style>
    <style:style style:name="T76" style:family="text">
      <style:text-properties fo:color="#000000" fo:language="ru" fo:country="RU" officeooo:rsid="00ff9d6a" fo:background-color="#99ffcc" loext:char-shading-value="0"/>
    </style:style>
    <style:style style:name="T77" style:family="text">
      <style:text-properties fo:color="#000000" fo:language="ru" fo:country="RU" officeooo:rsid="010056d2" fo:background-color="#99ffcc" loext:char-shading-value="0"/>
    </style:style>
    <style:style style:name="T78" style:family="text">
      <style:text-properties officeooo:rsid="00ce9c4e"/>
    </style:style>
    <style:style style:name="T79" style:family="text">
      <style:text-properties officeooo:rsid="00cf6d8b"/>
    </style:style>
    <style:style style:name="T80" style:family="text">
      <style:text-properties officeooo:rsid="00cfad73"/>
    </style:style>
    <style:style style:name="T81" style:family="text">
      <style:text-properties officeooo:rsid="00d04a2a"/>
    </style:style>
    <style:style style:name="T82" style:family="text">
      <style:text-properties officeooo:rsid="00d32d76"/>
    </style:style>
    <style:style style:name="T83" style:family="text">
      <style:text-properties officeooo:rsid="00d4fac8"/>
    </style:style>
    <style:style style:name="T84" style:family="text">
      <style:text-properties officeooo:rsid="00d5fafa"/>
    </style:style>
    <style:style style:name="T85" style:family="text">
      <style:text-properties officeooo:rsid="00d823cb"/>
    </style:style>
    <style:style style:name="T86" style:family="text">
      <style:text-properties officeooo:rsid="00d8a334"/>
    </style:style>
    <style:style style:name="T87" style:family="text">
      <style:text-properties officeooo:rsid="00d994d8"/>
    </style:style>
    <style:style style:name="T88" style:family="text">
      <style:text-properties officeooo:rsid="00dac844"/>
    </style:style>
    <style:style style:name="T89" style:family="text">
      <style:text-properties officeooo:rsid="00e0ca33"/>
    </style:style>
    <style:style style:name="T90" style:family="text">
      <style:text-properties officeooo:rsid="00e33a2b"/>
    </style:style>
    <style:style style:name="T91" style:family="text">
      <style:text-properties officeooo:rsid="00e44cb9"/>
    </style:style>
    <style:style style:name="T92" style:family="text">
      <style:text-properties officeooo:rsid="0258ffb1"/>
    </style:style>
    <style:style style:name="T93" style:family="text">
      <style:text-properties officeooo:rsid="00ec0e4e"/>
    </style:style>
    <style:style style:name="T94" style:family="text">
      <style:text-properties officeooo:rsid="00ee04aa"/>
    </style:style>
    <style:style style:name="T95" style:family="text">
      <style:text-properties officeooo:rsid="00ee8ee8"/>
    </style:style>
    <style:style style:name="T96" style:family="text">
      <style:text-properties officeooo:rsid="00eec634"/>
    </style:style>
    <style:style style:name="T97" style:family="text">
      <style:text-properties officeooo:rsid="00f1afc2"/>
    </style:style>
    <style:style style:name="T98" style:family="text">
      <style:text-properties officeooo:rsid="00fe0d42"/>
    </style:style>
    <style:style style:name="T99" style:family="text">
      <style:text-properties officeooo:rsid="02d38a8e"/>
    </style:style>
    <style:style style:name="T100" style:family="text">
      <style:text-properties officeooo:rsid="010a7d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span text:style-name="T3">The </text:span><text:span text:style-name="T4">SMBX</text:span><text:span text:style-name="T20">1...</text:span><text:span text:style-name="T5">64</text:span><text:span text:style-name="T4"> *.</text:span><text:span text:style-name="T6">SAV </text:span><text:span text:style-name="T3">file</text:span><text:span text:style-name="T2"> </text:span><text:span text:style-name="T20">specification</text:span></text:p>
      <text:p text:style-name="P83"><text:span text:style-name="T21">Reverse-</text:span><text:span text:style-name="T22">e</text:span><text:span text:style-name="T21">ngined</text:span><text:span text:style-name="T17"> </text:span><text:span text:style-name="T2">by Wohlstand </text:span><text:span text:style-name="T1">0</text:span><text:span text:style-name="T16">4</text:span><text:span text:style-name="T1">/</text:span><text:span text:style-name="T16">29</text:span><text:span text:style-name="T1">/2014<text:line-break/></text:span></text:p>
      <text:p text:style-name="P100"><text:span text:style-name="T37"><text:s/>This is a saved game file. This file is a TEXT file</text:span>. <text:span text:style-name="T99">All parameters are written sequentially with separating by CRLF new-line character (This file format requires CRLF line feed only and LF-only file will cause crash of SMBX).</text:span></text:p>
      <text:p text:style-name="P87"/>
      <text:p text:style-name="P88">This file <text:span text:style-name="T93">is creating </text:span>auto<text:span text:style-name="T93">matically</text:span> on <text:span text:style-name="T100">each attempting to save a game.</text:span><text:line-break/><text:tab/><text:span text:style-name="T94">In the SMBX64 standard, this file is saved in the same folder along with the world files of an episode. The files are named in the following manner: </text:span>“save1.sav”, “save2.sav” <text:span text:style-name="T90">and “</text:span>save3.sav”. <text:span text:style-name="T89">SMXB64 only allows three game-save files in an episode folder.</text:span></text:p>
      <text:p text:style-name="P1"/>
      <text:p text:style-name="P2"><text:span text:style-name="Descr_5f_ttl2">Introduction</text:span></text:p>
      <text:p text:style-name="P81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7521114431834903724" text:style-name="L1">
        <text:list-item>
          <text:p text:style-name="P89">[Header <text:span text:style-name="T78">and character's attributes</text:span>]</text:p>
        </text:list-item>
        <text:list-item>
          <text:p text:style-name="P90">[<text:span text:style-name="T95">Visibility of levels objects, associated by array index in World map</text:span>]</text:p>
        </text:list-item>
        <text:list-item>
          <text:p text:style-name="P89">“next”</text:p>
        </text:list-item>
        <text:list-item>
          <text:p text:style-name="P90">[<text:span text:style-name="T38">Visibility of paths, associated by array index in World map</text:span>]</text:p>
        </text:list-item>
        <text:list-item>
          <text:p text:style-name="P89">“next”</text:p>
        </text:list-item>
        <text:list-item>
          <text:p text:style-name="P91">[<text:span text:style-name="T38">Visibility of scenery, associated by array index in World map</text:span>]</text:p>
        </text:list-item>
        <text:list-item>
          <text:p text:style-name="P89">“<text:span text:style-name="T30">next”</text:span></text:p>
        </text:list-item>
        <text:list-item>
          <text:p text:style-name="P92">[<text:span text:style-name="T39">gotten stars, pointers to the level section with gotten star</text:span>]</text:p>
        </text:list-item>
        <text:list-item>
          <text:p text:style-name="P92">“<text:span text:style-name="T30">next”</text:span></text:p>
        </text:list-item>
        <text:list-item>
          <text:p text:style-name="P93">[<text:span text:style-name="T87">Number</text:span> of stars <text:span text:style-name="T88">(parameter, gotten</text:span> from world map<text:span text:style-name="T88">)</text:span>]</text:p>
        </text:list-item>
      </text:list>
      <text:p text:style-name="P7"/>
      <text:p text:style-name="P3">The reference designations:</text:p>
      <text:list xml:id="list323700352353709918" text:style-name="L2">
        <text:list-item>
          <text:p text:style-name="P94"><text:span text:style-name="T95">standard</text:span> parameter</text:p>
        </text:list-item>
        <text:list-item>
          <text:p text:style-name="P95">Comment title</text:p>
        </text:list-item>
        <text:list-item>
          <text:p text:style-name="P96"><text:span text:style-name="Descr"><text:span text:style-name="T23">Comment description</text:span></text:span></text:p>
        </text:list-item>
        <text:list-item>
          <text:p text:style-name="P96"><text:span text:style-name="Descr"><text:span text:style-name="T26">loop</text:span></text:span></text:p>
        </text:list-item>
        <text:list-item>
          <text:p text:style-name="P96"><text:span text:style-name="Descr"><text:span text:style-name="T27">variable</text:span></text:span></text:p>
        </text:list-item>
        <text:list-item>
          <text:p text:style-name="P97"><text:span text:style-name="Descr_5f_special"><text:span text:style-name="T23">Special option, </text:span></text:span><text:span text:style-name="Descr_5f_special"><text:span text:style-name="T24">only used</text:span></text:span><text:span text:style-name="Descr_5f_special"><text:span text:style-name="T23"> under special conditions, differently is absent</text:span></text:span></text:p>
        </text:list-item>
        <text:list-item>
          <text:p text:style-name="P98"><text:span text:style-name="Descr_5f_FileFormatLimit">File format version limit</text:span></text:p>
        </text:list-item>
        <text:list-item>
          <text:p text:style-name="P99"><text:span text:style-name="Descr_5f_dtype"><text:span text:style-name="T40">Data type</text:span></text:span></text:p>
        </text:list-item>
      </text:list>
      <text:p text:style-name="P8"/>
      <text:p text:style-name="P85">--<text:span text:style-name="T28">File format description</text:span>--</text:p>
      <text:p text:style-name="P13">First <text:span text:style-name="T41">31</text:span> lines <text:span text:style-name="T29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34">(unsigned </text:span></text:span><text:span text:style-name="Descr_5f_dtype">int</text:span><text:span text:style-name="Descr_5f_dtype"><text:span text:style-name="T34">)</text:span></text:span><text:span text:style-name="Descr"><text:span text:style-name="T33"> File format version (Last in SMBX is </text:span></text:span><text:span text:style-name="Descr">64</text:span><text:span text:style-name="Descr"><text:span text:style-name="T32">)</text:span></text:span></text:p>
          </table:table-cell>
        </table:table-row>
        <table:table-row>
          <table:table-cell table:style-name="Таблица1.A5" office:value-type="string">
            <text:p text:style-name="P40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42">unsigned int</text:span></text:span><text:span text:style-name="Descr_5f_dtype">)</text:span><text:span text:style-name="Descr"><text:span text:style-name="T35"> number of lives (0-99)</text:span></text:span></text:p>
          </table:table-cell>
        </table:table-row>
        <table:table-row>
          <table:table-cell table:style-name="Таблица1.A5" office:value-type="string">
            <text:p text:style-name="P41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42">unsigned int</text:span></text:span><text:span text:style-name="Descr_5f_dtype">)</text:span><text:span text:style-name="Descr"><text:span text:style-name="T36"> number of coins (0-99)</text:span></text:span></text:p>
          </table:table-cell>
        </table:table-row>
        <table:table-row>
          <table:table-cell table:style-name="Таблица1.A5" office:value-type="string">
            <text:p text:style-name="P42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43">long</text:span></text:span><text:span text:style-name="Descr_5f_dtype">)</text:span><text:span text:style-name="Descr"><text:span text:style-name="T36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42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43">long</text:span></text:span><text:span text:style-name="Descr_5f_dtype">)</text:span><text:span text:style-name="Descr"><text:span text:style-name="T36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3">1</text:p>
          </table:table-cell>
          <table:table-cell table:style-name="Таблица1.B7" office:value-type="string">
            <text:p text:style-name="P45"><text:span text:style-name="Descr_5f_dtype">(unsigned int)</text:span><text:span text:style-name="Descr"> </text:span><text:span text:style-name="Descr"><text:span text:style-name="T61">Mario's</text:span></text:span><text:span text:style-name="Descr"><text:span text:style-name="T45"> </text:span></text:span><text:span text:style-name="Descr"><text:span text:style-name="T66">power-up</text:span></text:span><text:span text:style-name="Descr"><text:span text:style-name="T45"> </text:span></text:span><text:span text:style-name="Descr"><text:span text:style-name="T46">(1-7)</text:span></text:span><text:span text:style-name="Descr"><text:span text:style-name="T45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3">34</text:p>
          </table:table-cell>
          <table:table-cell table:style-name="Таблица1.B7" office:value-type="string">
            <text:p text:style-name="P44"><text:span text:style-name="Descr_5f_dtype">(unsigned long)</text:span><text:span text:style-name="Descr"><text:span text:style-name="T45"> </text:span></text:span><text:span text:style-name="Descr"><text:span text:style-name="T47">Item slot contains (NPC-ID)</text:span></text:span></text:p>
          </table:table-cell>
        </table:table-row>
        <table:table-row>
          <table:table-cell table:style-name="Таблица1.A7" office:value-type="string">
            <text:p text:style-name="P43">1</text:p>
          </table:table-cell>
          <table:table-cell table:style-name="Таблица1.B7" office:value-type="string">
            <text:p text:style-name="P55"><text:span text:style-name="Descr_5f_dtype">(unsigned int)</text:span><text:span text:style-name="Descr"><text:span text:style-name="T45"> </text:span></text:span><text:span text:style-name="Descr"><text:span text:style-name="T48">Mount type (0,1,3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3">3</text:p>
          </table:table-cell>
          <table:table-cell table:style-name="Таблица1.B7" office:value-type="string">
            <text:p text:style-name="P44"><text:span text:style-name="Descr_5f_dtype">(unsigned int)</text:span><text:span text:style-name="Descr"><text:span text:style-name="T45"> </text:span></text:span><text:span text:style-name="Descr"><text:span text:style-name="T49">Mounted object ID (0 if mounts are absence)<text:line-break/>shoes: 1 – green, 2 – red, 3 – blue</text:span></text:span></text:p>
            <text:p text:style-name="P46"><text:span text:style-name="Descr"><text:span text:style-name="T49">Yoshis: 1 – green, 2 – blue, 3, 4, 5, 6, 7, </text:span></text:span><text:span text:style-name="Descr"><text:span text:style-name="T72">8</text:span></text:span></text:p>
          </table:table-cell>
        </table:table-row>
        <table:table-row>
          <table:table-cell table:style-name="Таблица1.A7" office:value-type="string">
            <text:p text:style-name="P43">0</text:p>
          </table:table-cell>
          <table:table-cell table:style-name="Таблица1.B7" office:value-type="string">
            <text:p text:style-name="P44"><text:span text:style-name="Descr_5f_dtype">(unsigned int)</text:span><text:span text:style-name="Descr"><text:span text:style-name="T45"> </text:span></text:span><text:span text:style-name="Descr"><text:span text:style-name="T50">Mario's health (not allowed for Mario by SMBX64)</text:span></text:span></text:p>
            <text:p text:style-name="P55"><text:span text:style-name="Descr"><text:span text:style-name="T50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2" office:value-type="string">
            <text:p text:style-name="P65">5</text:p>
          </table:table-cell>
          <table:table-cell table:style-name="Таблица1.B12" office:value-type="string">
            <text:p text:style-name="P48"><text:span text:style-name="Descr_5f_dtype"><text:span text:style-name="T45">(unsigned int)</text:span></text:span><text:span text:style-name="Descr"><text:span text:style-name="T45"> </text:span></text:span><text:span text:style-name="Descr"><text:span text:style-name="T62">Luigi</text:span></text:span><text:span text:style-name="Descr"><text:span text:style-name="T61">'s</text:span></text:span><text:span text:style-name="Descr"><text:span text:style-name="T45"> </text:span></text:span><text:span text:style-name="Descr"><text:span text:style-name="T72">power-up</text:span></text:span><text:span text:style-name="Descr"><text:span text:style-name="T45"> </text:span></text:span><text:span text:style-name="Descr"><text:span text:style-name="T46">(1-7)<text:line-break/></text:span></text:span><text:span text:style-name="Descr"><text:span text:style-name="T45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47"><text:span text:style-name="Descr_5f_dtype"><text:span text:style-name="T45">(unsigned long)</text:span></text:span><text:span text:style-name="Descr"><text:span text:style-name="T45"> </text:span></text:span><text:span text:style-name="Descr"><text:span text:style-name="T47">Item slot contains (NPC-ID)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8">Mount type (0,1,3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57"><text:span text:style-name="Descr_5f_dtype"><text:span text:style-name="T45">(unsigned int)</text:span></text:span><text:span text:style-name="Descr"><text:span text:style-name="T45"> </text:span></text:span><text:span text:style-name="Descr"><text:span text:style-name="T49">Mounted object ID (0 if absence, 1-3 shoes, 1-</text:span></text:span><text:span text:style-name="Descr"><text:span text:style-name="T72">8</text:span></text:span><text:span text:style-name="Descr"><text:span text:style-name="T49"> yoshis)</text:span></text:span></text:p>
          </table:table-cell>
        </table:table-row>
        <table:table-row>
          <table:table-cell table:style-name="Таблица1.A12" office:value-type="string">
            <text:p text:style-name="P61">0</text:p>
          </table:table-cell>
          <table:table-cell table:style-name="Таблица1.B12" office:value-type="string">
            <text:p text:style-name="P56"><text:span text:style-name="Descr_5f_dtype"><text:span text:style-name="T45">(unsigned int)</text:span></text:span><text:span text:style-name="Descr"><text:span text:style-name="T45"> </text:span></text:span><text:span text:style-name="Descr"><text:span text:style-name="T52">Luigi's health (not allowed for Luigi by SMBX64)</text:span></text:span></text:p>
            <text:p text:style-name="P55"><text:span text:style-name="Descr"><text:span text:style-name="T52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7" office:value-type="string">
            <text:p text:style-name="P65">6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63">Peach's</text:span></text:span><text:span text:style-name="Descr"><text:span text:style-name="T51"> </text:span></text:span><text:span text:style-name="Descr"><text:span text:style-name="T72">power-up</text:span></text:span><text:span text:style-name="Descr"><text:span text:style-name="T51"> (1-7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</text:span></text:span><text:span text:style-name="Descr"><text:span text:style-name="T45">1-small, 2-big, 3-fire, 4-racoon, 5-tanooki, 6-</text:span></text:span><text:span text:style-name="Descr"><text:span text:style-name="T55">bombs</text:span></text:span><text:span text:style-name="Descr"><text:span text:style-name="T45">, 7-ice</text:span></text:span></text:p>
          </table:table-cell>
        </table:table-row>
        <table:table-row>
          <table:table-cell table:style-name="Таблица1.A17" office:value-type="string">
            <text:p text:style-name="P62">0</text:p>
          </table:table-cell>
          <table:table-cell table:style-name="Таблица1.B17" office:value-type="string">
            <text:p text:style-name="P55"><text:span text:style-name="Descr_5f_dtype"><text:span text:style-name="T45">(unsigned </text:span></text:span><text:span text:style-name="Descr_5f_dtype"><text:span text:style-name="T53">long</text:span></text:span><text:span text:style-name="Descr_5f_dtype"><text:span text:style-name="T45">)</text:span></text:span><text:span text:style-name="Descr"><text:span text:style-name="T45"> </text:span></text:span><text:span text:style-name="Descr"><text:span text:style-name="T51">Item Slot contains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63">1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8">Mount type (0,1,3)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63">3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9">Mounted object ID (0 if mounts are absence)<text:line-break/>shoes: 1 – green, 2 – red, 3 – blue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7" office:value-type="string">
            <text:p text:style-name="P64">3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54">Peach's health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2" office:value-type="string">
            <text:p text:style-name="P65">3</text:p>
          </table:table-cell>
          <table:table-cell table:style-name="Таблица1.B22" office:value-type="string">
            <text:p text:style-name="P54"><text:span text:style-name="Descr_5f_dtype"><text:span text:style-name="T45">(unsigned int)</text:span></text:span><text:span text:style-name="Descr"><text:span text:style-name="T45"> </text:span></text:span><text:span text:style-name="Descr"><text:span text:style-name="T64">Toad's</text:span></text:span><text:span text:style-name="Descr"><text:span text:style-name="T56"> </text:span></text:span><text:span text:style-name="Descr"><text:span text:style-name="T72">power-up</text:span></text:span><text:span text:style-name="Descr"><text:span text:style-name="T56"> (1-7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6"><text:line-break/></text:span></text:span><text:span text:style-name="Descr"><text:span text:style-name="T45">1-small, 2-big, 3-fire, 4-racoon, 5-tanooki, 6-</text:span></text:span><text:span text:style-name="Descr"><text:span text:style-name="T56">boomerang</text:span></text:span><text:span text:style-name="Descr"><text:span text:style-name="T45">, 7-ice</text:span></text:span></text:p>
          </table:table-cell>
        </table:table-row>
        <table:table-row>
          <table:table-cell table:style-name="Таблица1.A22" office:value-type="string">
            <text:p text:style-name="P66">0</text:p>
          </table:table-cell>
          <table:table-cell table:style-name="Таблица1.B22" office:value-type="string">
            <text:p text:style-name="P53"><text:span text:style-name="Descr_5f_dtype">(unsigned long)</text:span><text:span text:style-name="Descr"> </text:span><text:span text:style-name="Descr"><text:span text:style-name="T51">Item Slot contains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(not allowed for </text:span></text:span><text:span text:style-name="Descr"><text:span text:style-name="T57">Toad</text:span></text:span><text:span text:style-name="Descr"><text:span text:style-name="T51"> by SMBX64)</text:span></text:span></text:p>
          </table:table-cell>
        </table:table-row>
        <table:table-row>
          <table:table-cell table:style-name="Таблица1.A22" office:value-type="string">
            <text:p text:style-name="P66">1</text:p>
          </table:table-cell>
          <table:table-cell table:style-name="Таблица1.B22" office:value-type="string">
            <text:p text:style-name="P52"><text:span text:style-name="Descr_5f_dtype">(unsigned int)</text:span><text:span text:style-name="Descr"> </text:span><text:span text:style-name="Descr"><text:span text:style-name="T48">Mount type (0,1,3)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(Yoshis not allowed for </text:span></text:span><text:span text:style-name="Descr"><text:span text:style-name="T57">Toad</text:span></text:span><text:span text:style-name="Descr"><text:span text:style-name="T48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67">2</text:p>
          </table:table-cell>
          <table:table-cell table:style-name="Таблица1.B22" office:value-type="string">
            <text:p text:style-name="P52"><text:span text:style-name="Descr_5f_dtype">(unsigned int)</text:span><text:span text:style-name="Descr"> </text:span><text:span text:style-name="Descr"><text:span text:style-name="T49">Mounted object ID (0 if mounts are absence)<text:line-break/>shoes: 1 – green, 2 – red, 3 – blue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2" office:value-type="string">
            <text:p text:style-name="P68">3</text:p>
          </table:table-cell>
          <table:table-cell table:style-name="Таблица1.B22" office:value-type="string">
            <text:p text:style-name="P50"><text:span text:style-name="Descr_5f_dtype"><text:span text:style-name="T45">(unsigned int)</text:span></text:span><text:span text:style-name="Descr"><text:span text:style-name="T45"> </text:span></text:span><text:span text:style-name="Descr"><text:span text:style-name="T58">Toad's</text:span></text:span><text:span text:style-name="Descr"><text:span text:style-name="T54"> health </text:span></text:span><text:span text:style-name="Descr"><text:span text:style-name="T59">(1-3</text:span></text:span><text:span text:style-name="Descr"><text:span text:style-name="T74">)</text:span></text:span><text:span text:style-name="Descr"><text:span text:style-name="T59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2</text:p>
          </table:table-cell>
          <table:table-cell table:style-name="Таблица1.B27" office:value-type="string">
            <text:p text:style-name="P51"><text:span text:style-name="Descr_5f_dtype">(unsigned int)</text:span><text:span text:style-name="Descr"> </text:span><text:span text:style-name="Descr"><text:span text:style-name="T65">Link's</text:span></text:span><text:span text:style-name="Descr"><text:span text:style-name="T60"> </text:span></text:span><text:span text:style-name="Descr"><text:span text:style-name="T72">power-up</text:span></text:span><text:span text:style-name="Descr"><text:span text:style-name="T60"> (1-7</text:span></text:span><text:span text:style-name="Descr"><text:span text:style-name="T75">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long)</text:span><text:span text:style-name="Descr"> </text:span><text:span text:style-name="Descr"><text:span text:style-name="T51">Item Slot contains<text:line-break/>(not allowed for </text:span></text:span><text:span text:style-name="Descr"><text:span text:style-name="T60">Link </text:span></text:span><text:span text:style-name="Descr"><text:span text:style-name="T51">by SMBX64)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int)</text:span><text:span text:style-name="Descr"> </text:span><text:span text:style-name="Descr"><text:span text:style-name="T48">Mount type </text:span></text:span><text:span text:style-name="Descr"><text:span text:style-name="T60">(not allowed for Link by SMBX64)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int)</text:span> <text:span text:style-name="Descr"><text:span text:style-name="T48">Mount</text:span></text:span><text:span text:style-name="Descr"><text:span text:style-name="T73">ed object</text:span></text:span><text:span text:style-name="Descr"><text:span text:style-name="T48"> </text:span></text:span><text:span text:style-name="Descr"><text:span text:style-name="T60">(not allowed for Link by SMBX64)<text:line-break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2</text:p>
          </table:table-cell>
          <table:table-cell table:style-name="Таблица1.B27" office:value-type="string">
            <text:p text:style-name="P49"><text:span text:style-name="Descr_5f_dtype"><text:span text:style-name="T45">(unsigned int)</text:span></text:span><text:span text:style-name="Descr"><text:span text:style-name="T45"> </text:span></text:span><text:span text:style-name="Descr"><text:span text:style-name="T60">Link's health</text:span></text:span><text:span text:style-name="Descr"><text:span text:style-name="T19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32" office:value-type="string">
            <text:p text:style-name="P44">12</text:p>
          </table:table-cell>
          <table:table-cell table:style-name="Таблица1.B32" office:value-type="string">
            <text:p text:style-name="P19"><text:span text:style-name="Descr_5f_dtype"><text:span text:style-name="T31">(</text:span></text:span><text:span text:style-name="Descr_5f_dtype"><text:span text:style-name="T44">unsigned long</text:span></text:span><text:span text:style-name="Descr_5f_dtype"><text:span text:style-name="T31">)</text:span></text:span><text:span text:style-name="Descr"><text:span text:style-name="T36"> Current world music ID</text:span></text:span></text:p>
          </table:table-cell>
        </table:table-row>
        <table:table-row>
          <table:table-cell table:style-name="Таблица1.A33" office:value-type="string">
            <text:p text:style-name="P58">#FALSE#</text:p>
          </table:table-cell>
          <table:table-cell table:style-name="Таблица1.B33" office:value-type="string">
            <text:p text:style-name="P59"><text:span text:style-name="Descr_5f_dtype">(bool)</text:span><text:span text:style-name="Descr"> Game was </text:span><text:span text:style-name="Descr"><text:span text:style-name="T98">completed 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</table:table>
      <text:p text:style-name="P16"><text:soft-page-break/><text:span text:style-name="Descr"/></text:p>
      <text:p text:style-name="P24"><text:span text:style-name="Descr_5f_ttl"><text:span text:style-name="T96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5"><text:span text:style-name="Descr_5f_loop">(Loop = </text:span><text:span text:style-name="Descr_5f_loop"><text:span text:style-name="T84">number of level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70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79">level objects visibility</text:span></text:span><text:span text:style-name="Descr_5f_ttl"> and </text:span><text:span text:style-name="Descr_5f_ttl"><text:span text:style-name="T79">paths</text:span></text:span><text:span text:style-name="Descr_5f_ttl"> </text:span><text:span text:style-name="Descr_5f_ttl"><text:span text:style-name="T18">visibility</text:span></text:span></text:p>
      <text:p text:style-name="P32">"next"<text:tab/></text:p>
      <text:p text:style-name="P32"/>
      <text:p text:style-name="P86"><text:span text:style-name="Descr_5f_ttl"><text:span text:style-name="T79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6"><text:span text:style-name="Descr_5f_loop">(Loop = </text:span><text:span text:style-name="Descr_5f_loop"><text:span text:style-name="T84">number of paths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71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30"><text:span text:style-name="Descr_5f_loop">(Loop end)</text:span></text:p>
          </table:table-cell>
          <table:covered-table-cell/>
        </table:table-row>
      </table:table>
      <text:p text:style-name="P38"><text:span text:style-name="Descr_5f_ttl">Marker between </text:span><text:span text:style-name="Descr_5f_ttl"><text:span text:style-name="T82">paths visibility</text:span></text:span><text:span text:style-name="Descr_5f_ttl"> and </text:span><text:span text:style-name="Descr_5f_ttl"><text:span text:style-name="T14">scenery</text:span></text:span><text:span text:style-name="Descr_5f_ttl"><text:span text:style-name="T82"> </text:span></text:span><text:span text:style-name="Descr_5f_ttl"><text:span text:style-name="T7">visib</text:span></text:span><text:span text:style-name="Descr_5f_ttl"><text:span text:style-name="T18">ility</text:span></text:span></text:p>
      <text:p text:style-name="P33">"next"</text:p>
      <text:p text:style-name="P33"/>
      <text:p text:style-name="P36"><text:span text:style-name="Descr_5f_ttl"><text:span text:style-name="T79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7"><text:span text:style-name="Descr_5f_loop">(Loop = </text:span><text:span text:style-name="Descr_5f_loop"><text:span text:style-name="T84">number of </text:span></text:span><text:span text:style-name="Descr_5f_loop"><text:span text:style-name="T15">scenery</text:span></text:span><text:span text:style-name="Descr_5f_loop"><text:span text:style-name="T84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71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30"><text:span text:style-name="Descr_5f_loop">(Loop end)</text:span></text:p>
          </table:table-cell>
          <table:covered-table-cell/>
        </table:table-row>
      </table:table>
      <text:p text:style-name="P36"><text:span text:style-name="Descr_5f_ttl">Marker between </text:span><text:span text:style-name="Descr_5f_ttl"><text:span text:style-name="T97">scenery visibility</text:span></text:span><text:span text:style-name="Descr_5f_ttl"> and </text:span><text:span text:style-name="Descr_5f_ttl"><text:span text:style-name="T8">gotten stars list</text:span></text:span></text:p>
      <text:p text:style-name="P33">"next"</text:p>
      <text:p text:style-name="P37"><text:span text:style-name="Descr_5f_ttl"><text:span text:style-name="T83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8"><text:span text:style-name="Descr_5f_loop">(Loop = </text:span><text:span text:style-name="Descr_5f_loop"><text:span text:style-name="T84">while current !=“next”</text:span></text:span><text:span text:style-name="Descr_5f_loop">)<text:tab/><text:tab/></text:span><text:span text:style-name="Descr"><text:span text:style-name="T67">(&gt;</text:span></text:span><text:span text:style-name="Descr"><text:span text:style-name="T68">= </text:span></text:span><text:span text:style-name="Descr"><text:span text:style-name="T76">7</text:span></text:span><text:span text:style-name="Descr"><text:span text:style-name="T67">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72">“<text:span text:style-name="T85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85">string</text:span></text:span><text:span text:style-name="Descr_5f_dtype">)</text:span> <text:span text:style-name="Descr"><text:s/></text:span><text:span text:style-name="Descr"><text:span text:style-name="T85">Level file</text:span></text:span></text:p>
          </table:table-cell>
        </table:table-row>
        <table:table-row>
          <table:table-cell table:style-name="Таблица5.A2" office:value-type="string">
            <text:p text:style-name="P75">2</text:p>
          </table:table-cell>
          <table:table-cell table:style-name="Таблица5.B2" office:value-type="string">
            <text:p text:style-name="P76"><text:span text:style-name="Descr_5f_dtype">(unsigned int)</text:span> level section with gotten star <text:span text:style-name="T91">(0-20)<text:tab/><text:tab/></text:span><text:span text:style-name="Descr"><text:span text:style-name="T67">(&gt;</text:span></text:span><text:span text:style-name="Descr"><text:span text:style-name="T68">= </text:span></text:span><text:span text:style-name="Descr"><text:span text:style-name="T77">16</text:span></text:span><text:span text:style-name="Descr"><text:span text:style-name="T67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31"><text:span text:style-name="Descr_5f_loop">(Loop end)</text:span></text:p>
          </table:table-cell>
          <table:covered-table-cell/>
        </table:table-row>
      </table:table>
      <text:p text:style-name="P37"><text:span text:style-name="Descr_5f_ttl">Marker between </text:span><text:span text:style-name="Descr_5f_ttl"><text:span text:style-name="T86">gotten </text:span></text:span><text:span text:style-name="Descr_5f_ttl"><text:span text:style-name="T9">stars and stars quantity</text:span></text:span></text:p>
      <text:p text:style-name="P34">"next”<text:tab/><text:span text:style-name="Descr"><text:span text:style-name="T67">(&gt;</text:span></text:span><text:span text:style-name="Descr"><text:span text:style-name="T68">= </text:span></text:span><text:span text:style-name="Descr"><text:span text:style-name="T70">16</text:span></text:span><text:span text:style-name="Descr"><text:span text:style-name="T67">)</text:span></text:span></text:p>
      <text:p text:style-name="P73"><text:span text:style-name="Descr_5f_ttl"/></text:p>
      <text:p text:style-name="P7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9">10</text:p>
          </table:table-cell>
          <table:table-cell table:style-name="Таблица6.B1" office:value-type="string">
            <text:p text:style-name="P77"><text:span text:style-name="Descr_5f_dtype">(unsigned </text:span><text:span text:style-name="Descr_5f_dtype"><text:span text:style-name="T86">long</text:span></text:span><text:span text:style-name="Descr_5f_dtype">)</text:span> <text:span text:style-name="T86">number of stars (parameter, gotten from world map)</text:span></text:p>
            <text:p text:style-name="P78"><text:tab/><text:span text:style-name="Descr"><text:span text:style-name="T67">(&gt;</text:span></text:span><text:span text:style-name="Descr"><text:span text:style-name="T68">= </text:span></text:span><text:span text:style-name="Descr"><text:span text:style-name="T71">21</text:span></text:span><text:span text:style-name="Descr"><text:span text:style-name="T67">)</text:span></text:span></text:p>
          </table:table-cell>
        </table:table-row>
      </table:table>
      <text:p text:style-name="P82"><text:span text:style-name="Descr_5f_loop"><text:span text:style-name="T23"/></text:span></text:p>
      <text:p text:style-name="P6">--End of file--</text:p>
      <text:p text:style-name="P39"><text:span text:style-name="Descr_5f_ttl2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9M18S</meta:editing-duration>
    <meta:editing-cycles>252</meta:editing-cycles>
    <meta:generator>LibreOffice/5.0.2.2$Windows_X86_64 LibreOffice_project/37b43f919e4de5eeaca9b9755ed688758a8251fe</meta:generator>
    <dc:date>2015-11-12T18:10:25.873000000</dc:date>
    <meta:document-statistic meta:table-count="6" meta:image-count="0" meta:object-count="0" meta:page-count="3" meta:paragraph-count="137" meta:word-count="793" meta:character-count="4708" meta:non-whitespace-character-count="4032"/>
    <meta:user-defined meta:name="Info 1"/>
    <meta:user-defined meta:name="Info 2"/>
    <meta:user-defined meta:name="Info 3"/>
    <meta:user-defined meta:name="Info 4"/>
  </office:meta>
</office:document-meta>
</file>